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g" manifest:media-type="image/png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 style:parent-style-name="Graphics">
      <style:graphic-properties draw:fill="none" draw:stroke="none"/>
    </style:style>
    <style:style style:family="text" style:name="a6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bitmap" draw:fill-image-name="a592" style:repeat="stretch" presentation:transition-type="automatic" presentation:transition-speed="slow" presentation:duration="PT7.319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bitmap" draw:fill-image-name="a650" style:repeat="stretch" presentation:transition-type="automatic" presentation:transition-speed="slow" presentation:duration="PT7.939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bitmap" draw:fill-image-name="a636" style:repeat="stretch" presentation:transition-type="automatic" presentation:transition-speed="slow" presentation:duration="PT4.398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bitmap" draw:fill-image-name="a615" style:repeat="stretch" presentation:transition-type="automatic" presentation:transition-speed="slow" presentation:duration="PT5.722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bitmap" draw:fill-image-name="a667" style:repeat="stretch" presentation:transition-type="automatic" presentation:transition-speed="slow" presentation:duration="PT7.443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gradient" draw:fill-gradient-name="a585" presentation:transition-type="automatic" presentation:transition-speed="slow" presentation:duration="PT3.057000S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61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658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600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665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603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675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613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679">
      <text:list-level-style-bullet text:level="1" text:bullet-char="§">
        <style:list-level-properties text:space-before="0in" text:min-label-width="0.3125in"/>
        <style:text-properties fo:color="#ab946b" fo:font-family="Wingdings" style:font-pitch="variable" fo:font-size="95%"/>
      </text:list-level-style-bullet>
      <text:list-level-style-bullet text:level="2" text:bullet-char="§">
        <style:list-level-properties text:space-before="0.5in" text:min-label-width="0.3125in"/>
        <style:text-properties fo:color="#ab946b" fo:font-family="Wingdings" style:font-pitch="variable" fo:font-size="95%"/>
      </text:list-level-style-bullet>
      <text:list-level-style-bullet text:level="3" text:bullet-char="§">
        <style:list-level-properties text:space-before="1in" text:min-label-width="0.3125in"/>
        <style:text-properties fo:color="#ab946b" fo:font-family="Wingdings" style:font-pitch="variable" fo:font-size="95%"/>
      </text:list-level-style-bullet>
      <text:list-level-style-bullet text:level="4" text:bullet-char="§">
        <style:list-level-properties text:space-before="1.375in" text:min-label-width="0.3125in"/>
        <style:text-properties fo:color="#ab946b" fo:font-family="Wingdings" style:font-pitch="variable" fo:font-size="95%"/>
      </text:list-level-style-bullet>
      <text:list-level-style-bullet text:level="5" text:bullet-char="§">
        <style:list-level-properties text:space-before="1.875in" text:min-label-width="0.3125in"/>
        <style:text-properties fo:color="#ab946b" fo:font-family="Wingdings" style:font-pitch="variable" fo:font-size="95%"/>
      </text:list-level-style-bullet>
      <text:list-level-style-bullet text:level="6" text:bullet-char="§">
        <style:list-level-properties text:space-before="2.4375in" text:min-label-width="0.3125in"/>
        <style:text-properties fo:color="#ab946b" fo:font-family="Wingdings" style:font-pitch="variable" fo:font-size="95%"/>
      </text:list-level-style-bullet>
      <text:list-level-style-bullet text:level="7" text:bullet-char="§">
        <style:list-level-properties text:space-before="2.9375in" text:min-label-width="0.3125in"/>
        <style:text-properties fo:color="#ab946b" fo:font-family="Wingdings" style:font-pitch="variable" fo:font-size="95%"/>
      </text:list-level-style-bullet>
      <text:list-level-style-bullet text:level="8" text:bullet-char="§">
        <style:list-level-properties text:space-before="3.4375in" text:min-label-width="0.3125in"/>
        <style:text-properties fo:color="#ab946b" fo:font-family="Wingdings" style:font-pitch="variable" fo:font-size="95%"/>
      </text:list-level-style-bullet>
      <text:list-level-style-bullet text:level="9" text:bullet-char="§">
        <style:list-level-properties text:space-before="3.9375in" text:min-label-width="0.3125in"/>
        <style:text-properties fo:color="#ab946b" fo:font-family="Wingdings" style:font-pitch="variable" fo:font-size="95%"/>
      </text:list-level-style-bullet>
    </text:list-style>
    <text:list-style style:name="a609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624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630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627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634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644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648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</office:automatic-styles>
  <office:body>
    <office:presentation>
      <draw:page draw:name="Slide1" draw:style-name="a586" draw:master-page-name="Master1-Layout6-titleOnly-Title-Only" presentation:presentation-page-layout-name="Master1-PPL6" draw:id="Slide-256">
        <draw:frame draw:id="id133" presentation:style-name="a590" draw:name="Title 1" svg:x="1.41667in" svg:y="1.07407in" svg:width="10.5in" svg:height="1.42593in" presentation:class="title" presentation:placeholder="false">
          <draw:text-box>
            <text:p text:style-name="a589" text:class-names="" text:cond-style-name=""><text:span text:style-name="a587" text:class-names="">Architecture design</text:span><text:span text:style-name="a588" text:class-names=""/></text:p>
          </draw:text-box>
          <svg:title/>
          <svg:desc/>
        </draw:frame>
        <draw:frame draw:id="id134" draw:style-name="a591" draw:name="Picture 6" svg:x="4.57061in" svg:y="2.5in" svg:width="4.1921in" svg:height="4.8907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593" draw:master-page-name="Master1-Layout2-obj-Title-and-Content" presentation:presentation-page-layout-name="Master1-PPL2" draw:id="Slide-257">
        <draw:frame draw:id="id135" presentation:style-name="a597" draw:name="Title 1" svg:x="1.41667in" svg:y="1.07407in" svg:width="10.5in" svg:height="1.42593in" presentation:class="title" presentation:placeholder="false">
          <draw:text-box>
            <text:p text:style-name="a596" text:class-names="" text:cond-style-name=""><text:span text:style-name="a594" text:class-names="">Security</text:span><text:span text:style-name="a595" text:class-names=""/></text:p>
          </draw:text-box>
          <svg:title/>
          <svg:desc/>
        </draw:frame>
        <draw:frame draw:id="id136" presentation:style-name="a614" draw:name="Content Placeholder 2" svg:x="1.41667in" svg:y="2.79629in" svg:width="10.5in" svg:height="3.62963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Authentication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Authorization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Minimum access points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Fail safe</text:span></text:p>
              </text:list-item>
            </text:list>
            <text:list text:style-name="a613">
              <text:list-item>
                <text:p text:style-name="a612" text:class-names="" text:cond-style-name=""><text:span text:style-name="a610" text:class-names="">Encryption</text:span><text:span text:style-name="a611" text:class-names=""/></text:p>
              </text:list-item>
            </text:list>
          </draw:text-box>
          <svg:title/>
          <svg:desc/>
        </draw:frame>
      </draw:page>
      <draw:page draw:name="Slide3" draw:style-name="a616" draw:master-page-name="Master1-Layout2-obj-Title-and-Content" presentation:presentation-page-layout-name="Master1-PPL2" draw:id="Slide-258">
        <draw:frame draw:id="id137" presentation:style-name="a620" draw:name="Title 1" svg:x="1.41667in" svg:y="1.07407in" svg:width="10.5in" svg:height="1.42593in" presentation:class="title" presentation:placeholder="false">
          <draw:text-box>
            <text:p text:style-name="a619" text:class-names="" text:cond-style-name=""><text:span text:style-name="a617" text:class-names="">Scalability</text:span><text:span text:style-name="a618" text:class-names=""/></text:p>
          </draw:text-box>
          <svg:title/>
          <svg:desc/>
        </draw:frame>
        <draw:frame draw:id="id138" presentation:style-name="a635" draw:name="Content Placeholder 2" svg:x="1.41667in" svg:y="2.79629in" svg:width="10.5in" svg:height="3.62963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1" text:class-names="">Memcached</text:span><text:span text:style-name="a622" text:class-names=""/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Database indexing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Compression</text:span></text:p>
              </text:list-item>
            </text:list>
            <text:list text:style-name="a634">
              <text:list-item>
                <text:p text:style-name="a633" text:class-names="" text:cond-style-name=""><text:span text:style-name="a631" text:class-names="">Scale by separation</text:span><text:span text:style-name="a632" text:class-names=""/></text:p>
              </text:list-item>
            </text:list>
          </draw:text-box>
          <svg:title/>
          <svg:desc/>
        </draw:frame>
      </draw:page>
      <draw:page draw:name="Slide4" draw:style-name="a637" draw:master-page-name="Master1-Layout2-obj-Title-and-Content" presentation:presentation-page-layout-name="Master1-PPL2" draw:id="Slide-259">
        <draw:frame draw:id="id139" presentation:style-name="a641" draw:name="Title 1" svg:x="1.41667in" svg:y="1.07407in" svg:width="10.5in" svg:height="1.42593in" presentation:class="title" presentation:placeholder="false">
          <draw:text-box>
            <text:p text:style-name="a640" text:class-names="" text:cond-style-name=""><text:span text:style-name="a638" text:class-names="">Usability</text:span><text:span text:style-name="a639" text:class-names=""/></text:p>
          </draw:text-box>
          <svg:title/>
          <svg:desc/>
        </draw:frame>
        <draw:frame draw:id="id140" presentation:style-name="a649" draw:name="Content Placeholder 2" svg:x="1.41667in" svg:y="2.79629in" svg:width="10.5in" svg:height="3.62963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Naming convention</text:span></text:p>
              </text:list-item>
            </text:list>
            <text:list text:style-name="a648">
              <text:list-item>
                <text:p text:style-name="a647" text:class-names="" text:cond-style-name=""><text:span text:style-name="a645" text:class-names="">Logical flow of page elements</text:span><text:span text:style-name="a646" text:class-names=""/></text:p>
              </text:list-item>
            </text:list>
          </draw:text-box>
          <svg:title/>
          <svg:desc/>
        </draw:frame>
      </draw:page>
      <draw:page draw:name="Slide5" draw:style-name="a651" draw:master-page-name="Master1-Layout2-obj-Title-and-Content" presentation:presentation-page-layout-name="Master1-PPL2" draw:id="Slide-260">
        <draw:frame draw:id="id141" presentation:style-name="a655" draw:name="Title 1" svg:x="1.41667in" svg:y="1.07407in" svg:width="10.5in" svg:height="1.42593in" presentation:class="title" presentation:placeholder="false">
          <draw:text-box>
            <text:p text:style-name="a654" text:class-names="" text:cond-style-name=""><text:span text:style-name="a652" text:class-names="">Reliability</text:span><text:span text:style-name="a653" text:class-names=""/></text:p>
          </draw:text-box>
          <svg:title/>
          <svg:desc/>
        </draw:frame>
        <draw:frame draw:id="id142" presentation:style-name="a666" draw:name="Content Placeholder 2" svg:x="1.41667in" svg:y="2.79629in" svg:width="10.5in" svg:height="3.62963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Fault prevention – separate section revisions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Fault detection – use timestamps on section revisions to monitor modifications</text:span></text:p>
              </text:list-item>
            </text:list>
            <text:list text:style-name="a665">
              <text:list-item>
                <text:p text:style-name="a664" text:class-names="" text:cond-style-name=""><text:span text:style-name="a662" text:class-names="">Fault recovery – use automatic merging and manual conflict resolution</text:span><text:span text:style-name="a663" text:class-names=""/></text:p>
              </text:list-item>
            </text:list>
          </draw:text-box>
          <svg:title/>
          <svg:desc/>
        </draw:frame>
      </draw:page>
      <draw:page draw:name="Slide6" draw:style-name="a668" draw:master-page-name="Master1-Layout2-obj-Title-and-Content" presentation:presentation-page-layout-name="Master1-PPL2" draw:id="Slide-261">
        <draw:frame draw:id="id143" presentation:style-name="a672" draw:name="Title 1" svg:x="1.41667in" svg:y="1.07407in" svg:width="10.5in" svg:height="1.42593in" presentation:class="title" presentation:placeholder="false">
          <draw:text-box>
            <text:p text:style-name="a671" text:class-names="" text:cond-style-name=""><text:span text:style-name="a669" text:class-names="">Flexibility</text:span><text:span text:style-name="a670" text:class-names=""/></text:p>
          </draw:text-box>
          <svg:title/>
          <svg:desc/>
        </draw:frame>
        <draw:frame draw:id="id144" presentation:style-name="a680" draw:name="Content Placeholder 2" svg:x="1.41667in" svg:y="2.79629in" svg:width="10.5in" svg:height="3.62963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Dedicated work-flow controller</text:span></text:p>
              </text:list-item>
            </text:list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6" text:class-names="">The systems uses an action handler to handle all requests and then delegates each request to the appropriate service provider. If the action is invalid an exception is thrown.</text:span><text:span text:style-name="a677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 presentation:endless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itle and Content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Section Header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Two Content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Comparison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Title Only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Blank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Content with Caption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Picture with Caption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Panoramic Picture with Caption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itle and Caption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Quote with Caption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Name Card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Quote Name Card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True or False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itle and Vertical Text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Vertical Title and Text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graphic" style:name="Graphics"/>
    <style:default-style style:family="graphic">
      <style:graphic-properties draw:fill="solid" draw:fill-color="#ab946b" draw:opacity="100%" draw:stroke="solid" svg:stroke-width="0.01736in" svg:stroke-color="#7d6b4d" svg:stroke-opacity="100%" svg:stroke-linecap="butt"/>
    </style:default-style>
    <draw:gradient draw:name="a585" draw:style="linear" draw:angle="0" draw:start-color="#fbfaf8" draw:end-color="#d9cfbc" draw:start-intensity="100%" draw:end-intensity="100%"/>
    <draw:fill-image draw:name="a61" xlink:href="media/image2.jpg" xlink:show="embed" xlink:actuate="onLoad"/>
    <draw:fill-image draw:name="a636" xlink:href="media/image2.jpg" xlink:show="embed" xlink:actuate="onLoad"/>
    <draw:fill-image draw:name="a511" xlink:href="media/image2.jpg" xlink:show="embed" xlink:actuate="onLoad"/>
    <draw:fill-image draw:name="a483" xlink:href="media/image2.jpg" xlink:show="embed" xlink:actuate="onLoad"/>
    <draw:fill-image draw:name="a449" xlink:href="media/image2.jpg" xlink:show="embed" xlink:actuate="onLoad"/>
    <draw:fill-image draw:name="a592" xlink:href="media/image2.jpg" xlink:show="embed" xlink:actuate="onLoad"/>
    <draw:fill-image draw:name="a258" xlink:href="media/image2.jpg" xlink:show="embed" xlink:actuate="onLoad"/>
    <draw:fill-image draw:name="a667" xlink:href="media/image2.jpg" xlink:show="embed" xlink:actuate="onLoad"/>
    <draw:fill-image draw:name="a368" xlink:href="media/image2.jpg" xlink:show="embed" xlink:actuate="onLoad"/>
    <draw:fill-image draw:name="a0" xlink:href="media/image2.jpg" xlink:show="embed" xlink:actuate="onLoad"/>
    <draw:fill-image draw:name="a650" xlink:href="media/image2.jpg" xlink:show="embed" xlink:actuate="onLoad"/>
    <draw:fill-image draw:name="a176" xlink:href="media/image2.jpg" xlink:show="embed" xlink:actuate="onLoad"/>
    <draw:fill-image draw:name="a615" xlink:href="media/image2.jpg" xlink:show="embed" xlink:actuate="onLoad"/>
    <draw:fill-image draw:name="a314" xlink:href="media/image2.jpg" xlink:show="embed" xlink:actuate="onLoad"/>
    <draw:fill-image draw:name="a98" xlink:href="media/image2.jpg" xlink:show="embed" xlink:actuate="onLoad"/>
    <draw:fill-image draw:name="a548" xlink:href="media/image2.jpg" xlink:show="embed" xlink:actuate="onLoad"/>
    <draw:fill-image draw:name="a122" xlink:href="media/image2.jpg" xlink:show="embed" xlink:actuate="onLoad"/>
    <draw:fill-image draw:name="a392" xlink:href="media/image2.jpg" xlink:show="embed" xlink:actuate="onLoad"/>
    <draw:fill-image draw:name="a426" xlink:href="media/image2.jpg" xlink:show="embed" xlink:actuate="onLoad"/>
    <draw:fill-image draw:name="a341" xlink:href="media/image2.jpg" xlink:show="embed" xlink:actuate="onLoad"/>
    <draw:fill-image draw:name="a273" xlink:href="media/image2.jpg" xlink:show="embed" xlink:actuate="onLoad"/>
    <draw:fill-image draw:name="a238" xlink:href="media/image2.jpg" xlink:show="embed" xlink:actuate="onLoad"/>
    <draw:fill-image draw:name="a36" xlink:href="media/image2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ab946b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3">
      <style:graphic-properties draw:fill="none" draw:stroke="solid" svg:stroke-width="0.01736in" svg:stroke-color="#ab946b" svg:stroke-opacity="100%" svg:stroke-linecap="butt"/>
    </style:style>
    <style:style style:family="drawing-page" style:name="a315">
      <style:drawing-page-properties draw:fill="bitmap" draw:fill-image-name="a3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6" style:parent-style-name="Graphics">
      <style:graphic-properties draw:fill="none" draw:stroke="none"/>
    </style:style>
    <style:style style:family="text" style:name="a3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5">
      <style:graphic-properties draw:fill="none" draw:stroke="solid" svg:stroke-width="0.01736in" svg:stroke-color="#ab946b" svg:stroke-opacity="100%" svg:stroke-linecap="butt"/>
    </style:style>
    <style:style style:family="text" style:name="a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 style:parent-style-name="Graphics">
      <style:graphic-properties draw:fill="none" draw:stroke="non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 style:parent-style-name="Graphics">
      <style:graphic-properties draw:fill="none" draw:stroke="none"/>
    </style:style>
    <style:style style:family="text" style:name="a5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">
      <style:drawing-page-properties draw:fill="bitmap" draw:fill-image-name="a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none" draw:stroke="solid" svg:stroke-width="0.01736in" svg:stroke-color="#ab946b" svg:stroke-opacity="100%" svg:stroke-linecap="butt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bitmap" draw:fill-image-name="a5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0" style:parent-style-name="Graphics">
      <style:graphic-properties draw:fill="none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">
      <style:graphic-properties draw:fill="none" draw:stroke="solid" svg:stroke-width="0.01736in" svg:stroke-color="#ab946b" svg:stroke-opacity="100%" svg:stroke-linecap="butt"/>
    </style:style>
    <style:style style:family="text" style:name="a5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">
      <style:drawing-page-properties draw:fill="bitmap" draw:fill-image-name="a1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24" style:parent-style-name="Graphics">
      <style:graphic-properties draw:fill="none" draw:stroke="none"/>
    </style:style>
    <style:style style:family="text" style:name="a5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draw:fill="none" draw:stroke="solid" svg:stroke-width="0.01736in" svg:stroke-color="#ab946b" svg:stroke-opacity="100%" svg:stroke-linecap="butt"/>
    </style:style>
    <style:style style:family="paragraph" style:name="a55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7">
      <style:graphic-properties draw:fill="none" draw:stroke="solid" svg:stroke-width="0.01736in" svg:stroke-color="#ab946b" svg:stroke-opacity="100%" svg:stroke-linecap="butt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">
      <style:drawing-page-properties draw:fill="bitmap" draw:fill-image-name="a2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42">
      <style:drawing-page-properties draw:fill="bitmap" draw:fill-image-name="a3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3" style:parent-style-name="Graphics">
      <style:graphic-properties draw:fill="none" draw:stroke="non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bitmap" draw:fill-image-name="a4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 style:parent-style-name="Graphics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 style:parent-style-name="Graphics">
      <style:graphic-properties draw:fill="none" draw:stroke="none"/>
    </style:style>
    <style:style style:family="paragraph" style:name="a56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1736in" svg:stroke-color="#ab946b" svg:stroke-opacity="100%" svg:stroke-linecap="butt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bitmap" draw:fill-image-name="a2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9">
      <style:drawing-page-properties draw:fill="bitmap" draw:fill-image-name="a3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draw:fill="none" draw:stroke="solid" svg:stroke-width="0.01736in" svg:stroke-color="#ab946b" svg:stroke-opacity="100%" svg:stroke-linecap="butt"/>
    </style:style>
    <style:style style:family="paragraph" style:name="a15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 style:parent-style-name="Graphics">
      <style:graphic-properties draw:fill="none" draw:stroke="non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 style:parent-style-name="Graphics">
      <style:graphic-properties draw:fill="none" draw:stroke="non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2">
      <style:graphic-properties draw:fill="none" draw:stroke="solid" svg:stroke-width="0.01736in" svg:stroke-color="#ab946b" svg:stroke-opacity="100%" svg:stroke-linecap="butt"/>
    </style:style>
    <style:style style:family="drawing-page" style:name="a484">
      <style:drawing-page-properties draw:fill="bitmap" draw:fill-image-name="a4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5" style:parent-style-name="Graphics">
      <style:graphic-properties draw:fill="none" draw:stroke="none"/>
    </style:style>
    <style:style style:family="text" style:name="a4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bitmap" draw:fill-image-name="a2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5" style:parent-style-name="Graphics">
      <style:graphic-properties draw:fill="none" draw:stroke="none"/>
    </style:style>
    <style:style style:family="text" style:name="a2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">
      <style:drawing-page-properties draw:fill="bitmap" draw:fill-image-name="a1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 style:parent-style-name="Graphics">
      <style:graphic-properties draw:fill="none" draw:stroke="none"/>
    </style:style>
    <style:style style:family="text" style:name="a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1">
      <style:graphic-properties draw:fill="none" draw:stroke="solid" svg:stroke-width="0.01736in" svg:stroke-color="#ab946b" svg:stroke-opacity="100%" svg:stroke-linecap="butt"/>
    </style:style>
    <style:style style:family="text" style:name="a2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bitmap" draw:fill-image-name="a3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4" style:parent-style-name="Graphics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ab946b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">
      <style:drawing-page-properties draw:fill="bitmap" draw:fill-image-name="a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" style:parent-style-name="Graphics">
      <style:graphic-properties draw:fill="none" draw:stroke="none"/>
    </style:style>
    <style:style style:family="graphic" style:name="a39" style:parent-style-name="Graphics">
      <style:graphic-properties draw:fill="none" draw:stroke="none"/>
    </style:style>
    <style:style style:family="text" style:name="a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none" draw:stroke="solid" svg:stroke-width="0.01736in" svg:stroke-color="#ab946b" svg:stroke-opacity="100%" svg:stroke-linecap="butt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">
      <style:drawing-page-properties draw:fill="bitmap" draw:fill-image-name="a6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 style:parent-style-name="Graphics">
      <style:graphic-properties draw:fill="none" draw:stroke="none"/>
    </style:style>
    <style:style style:family="graphic" style:name="a64">
      <style:graphic-properties draw:fill="none" draw:stroke="solid" svg:stroke-width="0.01736in" svg:stroke-color="#ab946b" svg:stroke-opacity="100%" svg:stroke-linecap="butt"/>
    </style:style>
    <style:style style:family="graphic" style:name="a510">
      <style:graphic-properties draw:fill="none" draw:stroke="solid" svg:stroke-width="0.01736in" svg:stroke-color="#ab946b" svg:stroke-opacity="100%" svg:stroke-linecap="butt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2">
      <style:drawing-page-properties draw:fill="bitmap" draw:fill-image-name="a5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 style:parent-style-name="Graphics">
      <style:graphic-properties draw:fill="none" draw:stroke="non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32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bullet text:level="1" text:bullet-char="•">
        <style:list-level-properties text:space-before="0.125in" text:min-label-width="0.1875in"/>
        <style:text-properties fo:color="#ab946b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ab946b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ab946b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ab946b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ab946b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ab946b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ab946b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ab946b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ab946b" fo:font-family="Arial" fo:font-size="115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71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138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291">
      <text:list-level-style-bullet text:level="1" text:bullet-char="•">
        <style:list-level-properties text:space-before="0.125in" text:min-label-width="0.1875in"/>
        <style:text-properties fo:color="#ab946b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ab946b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ab946b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ab946b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ab946b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ab946b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ab946b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ab946b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ab946b" fo:font-family="Arial" fo:font-size="115%"/>
      </text:list-level-style-bullet>
    </text:list-style>
    <text:list-style style:name="a77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295">
      <text:list-level-style-bullet text:level="1" text:bullet-char="•">
        <style:list-level-properties text:space-before="0.125in" text:min-label-width="0.1875in"/>
        <style:text-properties fo:color="#ab946b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ab946b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ab946b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ab946b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ab946b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ab946b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ab946b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ab946b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ab946b" fo:font-family="Arial" fo:font-size="115%"/>
      </text:list-level-style-bullet>
    </text:list-style>
    <text:list-style style:name="a570">
      <text:list-level-style-bullet text:level="1" text:bullet-char="•">
        <style:list-level-properties text:space-before="0.125in" text:min-label-width="0.1875in"/>
        <style:text-properties fo:color="#ab946b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ab946b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ab946b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ab946b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ab946b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ab946b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ab946b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ab946b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ab946b" fo:font-family="Arial" fo:font-size="115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18">
      <text:list-level-style-bullet text:level="1" text:bullet-char="•">
        <style:list-level-properties text:space-before="0.125in" text:min-label-width="0.1875in"/>
        <style:text-properties fo:color="#ab946b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ab946b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ab946b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ab946b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ab946b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ab946b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ab946b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ab946b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ab946b" fo:font-family="Arial" fo:font-size="115%"/>
      </text:list-level-style-bullet>
    </text:list-style>
    <text:list-style style:name="a557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bullet text:level="1" text:bullet-char="•">
        <style:list-level-properties text:space-before="0.125in" text:min-label-width="0.1875in"/>
        <style:text-properties fo:color="#ab946b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ab946b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ab946b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ab946b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ab946b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ab946b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ab946b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ab946b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ab946b" fo:font-family="Arial" fo:font-size="115%"/>
      </text:list-level-style-bullet>
    </text:list-style>
    <text:list-style style:name="a210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162">
      <text:list-level-style-bullet text:level="1" text:bullet-char="•">
        <style:list-level-properties text:space-before="0.125in" text:min-label-width="0.1875in"/>
        <style:text-properties fo:color="#ab946b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ab946b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ab946b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ab946b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ab946b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ab946b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ab946b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ab946b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ab946b" fo:font-family="Arial" fo:font-size="115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189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141">
      <text:list-level-style-bullet text:level="1" text:bullet-char="•">
        <style:list-level-properties text:space-before="0.125in" text:min-label-width="0.1875in"/>
        <style:text-properties fo:color="#ab946b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ab946b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ab946b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ab946b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ab946b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ab946b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ab946b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ab946b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ab946b" fo:font-family="Arial" fo:font-size="115%"/>
      </text:list-level-style-bullet>
    </text:list-style>
    <text:list-style style:name="a216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80">
      <text:list-level-style-bullet text:level="1" text:bullet-char="•">
        <style:list-level-properties text:space-before="0.125in" text:min-label-width="0.1875in"/>
        <style:text-properties fo:color="#ab946b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ab946b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ab946b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ab946b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ab946b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ab946b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ab946b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ab946b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ab946b" fo:font-family="Arial" fo:font-size="115%"/>
      </text:list-level-style-bullet>
    </text:list-style>
    <text:list-style style:name="a145">
      <text:list-level-style-bullet text:level="1" text:bullet-char="•">
        <style:list-level-properties text:space-before="0.125in" text:min-label-width="0.1875in"/>
        <style:text-properties fo:color="#ab946b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ab946b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ab946b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ab946b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ab946b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ab946b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ab946b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ab946b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ab946b" fo:font-family="Arial" fo:font-size="115%"/>
      </text:list-level-style-bullet>
    </text:list-style>
    <text:list-style style:name="a219">
      <text:list-level-style-bullet text:level="1" text:bullet-char="•">
        <style:list-level-properties text:space-before="0.125in" text:min-label-width="0.1875in"/>
        <style:text-properties fo:color="#ab946b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ab946b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ab946b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ab946b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ab946b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ab946b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ab946b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ab946b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ab946b" fo:font-family="Arial" fo:font-size="115%"/>
      </text:list-level-style-bullet>
    </text:list-style>
    <text:list-style style:name="a84">
      <text:list-level-style-bullet text:level="1" text:bullet-char="•">
        <style:list-level-properties text:space-before="0.125in" text:min-label-width="0.1875in"/>
        <style:text-properties fo:color="#ab946b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ab946b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ab946b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ab946b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ab946b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ab946b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ab946b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ab946b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ab946b" fo:font-family="Arial" fo:font-size="115%"/>
      </text:list-level-style-bullet>
    </text:list-style>
    <text:list-style style:name="a149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560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22">
      <text:list-level-style-bullet text:level="1" text:bullet-char="•">
        <style:list-level-properties text:space-before="0.125in" text:min-label-width="0.1875in"/>
        <style:text-properties fo:color="#ab946b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ab946b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ab946b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ab946b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ab946b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ab946b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ab946b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ab946b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ab946b" fo:font-family="Arial" fo:font-size="115%"/>
      </text:list-level-style-bullet>
    </text:list-style>
    <text:list-style style:name="a288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563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192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.125in" text:min-label-width="0.1875in"/>
        <style:text-properties fo:color="#ab946b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ab946b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ab946b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ab946b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ab946b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ab946b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ab946b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ab946b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ab946b" fo:font-family="Arial" fo:font-size="115%"/>
      </text:list-level-style-bullet>
    </text:list-style>
    <text:list-style style:name="a195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198">
      <text:list-level-style-bullet text:level="1" text:bullet-char="•">
        <style:list-level-properties text:space-before="0.125in" text:min-label-width="0.1875in"/>
        <style:text-properties fo:color="#ab946b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ab946b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ab946b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ab946b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ab946b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ab946b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ab946b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ab946b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ab946b" fo:font-family="Arial" fo:font-size="115%"/>
      </text:list-level-style-bullet>
    </text:list-style>
    <text:list-style style:name="a223">
      <text:list-level-style-bullet text:level="1" text:bullet-char="•">
        <style:list-level-properties text:space-before="0.125in" text:min-label-width="0.1875in"/>
        <style:text-properties fo:color="#ab946b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ab946b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ab946b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ab946b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ab946b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ab946b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ab946b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ab946b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ab946b" fo:font-family="Arial" fo:font-size="115%"/>
      </text:list-level-style-bullet>
    </text:list-style>
    <text:list-style style:name="a9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523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152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202">
      <text:list-level-style-bullet text:level="1" text:bullet-char="•">
        <style:list-level-properties text:space-before="0.125in" text:min-label-width="0.1875in"/>
        <style:text-properties fo:color="#ab946b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ab946b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ab946b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ab946b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ab946b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ab946b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ab946b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ab946b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ab946b" fo:font-family="Arial" fo:font-size="115%"/>
      </text:list-level-style-bullet>
    </text:list-style>
    <text:list-style style:name="a526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155">
      <text:list-level-style-bullet text:level="1" text:bullet-char="•">
        <style:list-level-properties text:space-before="0in" text:min-label-width="0.3125in"/>
        <style:text-properties fo:color="#ab946b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ab946b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ab946b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ab946b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ab946b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ab946b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ab946b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ab946b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ab946b" fo:font-family="Arial" fo:font-size="115%"/>
      </text:list-level-style-bullet>
    </text:list-style>
    <text:list-style style:name="a529">
      <text:list-level-style-bullet text:level="1" text:bullet-char="•">
        <style:list-level-properties text:space-before="0.125in" text:min-label-width="0.1875in"/>
        <style:text-properties fo:color="#ab946b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ab946b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ab946b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ab946b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ab946b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ab946b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ab946b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ab946b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ab946b" fo:font-family="Arial" fo:font-size="115%"/>
      </text:list-level-style-bullet>
    </text:list-style>
    <number:date-style xmlns:number="urn:oasis:names:tc:opendocument:xmlns:datastyle:1.0" style:name="a4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anic" style:page-layout-name="pageLayout1" draw:style-name="a1">
      <draw:frame draw:id="id0" draw:style-name="a2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HD-PanelContent-GrommetsCombined.png</svg:desc>
      </draw:frame>
      <draw:frame draw:id="id1" presentation:style-name="a6" draw:name="Title Placeholder 1" svg:x="1.41667in" svg:y="1.07407in" svg:width="10.5in" svg:height="1.42593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2" presentation:style-name="a23" draw:name="Text Placeholder 2" svg:x="1.41667in" svg:y="2.79629in" svg:width="10.5in" svg:height="3.62963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8" draw:name="Date Placeholder 3" svg:x="9.48983in" svg:y="6.52778in" svg:width="1.75in" svg:height="0.30556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/></text:span><text:span text:style-name="a26" text:class-names=""/></text:p>
        </draw:text-box>
        <svg:title/>
        <svg:desc/>
      </draw:frame>
      <draw:frame draw:id="id4" presentation:style-name="a31" draw:name="Footer Placeholder 4" svg:x="1.41667in" svg:y="6.52778in" svg:width="7.98983in" svg:height="0.30556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5" presentation:style-name="a35" draw:name="Slide Number Placeholder 5" svg:x="11.32316in" svg:y="6.52778in" svg:width="0.5935in" svg:height="0.30556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</style:master-page>
    <style:master-page style:name="Master1-Layout1-title-Title-Slide" style:page-layout-name="pageLayout1" draw:style-name="a37">
      <draw:frame draw:id="id6" draw:layer="Master1-bg" draw:style-name="a38" draw:name="Picture 9" svg:x="0in" svg:y="0in" svg:width="13.32986in" svg:height="7.49805in" style:rel-width="scale" style:rel-height="scale">
        <draw:image xlink:href="media/image3.png" xlink:type="simple" xlink:show="embed" xlink:actuate="onLoad"/>
        <svg:title/>
        <svg:desc>HD-PanelContent-GrommetsCombined.png</svg:desc>
      </draw:frame>
      <draw:frame draw:id="id7" draw:style-name="a39" draw:name="Picture 8" svg:x="0in" svg:y="0in" svg:width="13.32986in" svg:height="7.49805in" style:rel-width="scale" style:rel-height="scale">
        <draw:image xlink:href="media/image4.png" xlink:type="simple" xlink:show="embed" xlink:actuate="onLoad"/>
        <svg:title/>
        <svg:desc>HD-PanelTitle-GrommetsCombined.png</svg:desc>
      </draw:frame>
      <draw:frame draw:id="id8" presentation:style-name="a43" draw:name="Title 1" svg:x="2.94444in" svg:y="2.04629in" svg:width="7.45371in" svg:height="1.65741in" presentation:class="title" presentation:placeholder="false">
        <draw:text-box>
          <text:p text:style-name="a42" text:class-names="" text:cond-style-name=""><text:span text:style-name="a40" text:class-names="">Click to edit Master title style</text:span><text:span text:style-name="a41" text:class-names=""/></text:p>
        </draw:text-box>
        <svg:title/>
        <svg:desc/>
      </draw:frame>
      <draw:frame draw:id="id9" presentation:style-name="a47" draw:name="Subtitle 2" svg:x="2.94444in" svg:y="4in" svg:width="7.45371in" svg:height="1.44445in" presentation:class="subtitle" presentation:placeholder="false">
        <draw:text-box>
          <text:p text:style-name="a46" text:class-names="" text:cond-style-name=""><text:span text:style-name="a44" text:class-names="">Click to edit Master subtitle style</text:span><text:span text:style-name="a45" text:class-names=""/></text:p>
        </draw:text-box>
        <svg:title/>
        <svg:desc/>
      </draw:frame>
      <draw:frame draw:id="id10" presentation:style-name="a52" draw:name="Date Placeholder 3" svg:x="8.73057in" svg:y="5.50926in" svg:width="0.98148in" svg:height="0.30556in" presentation:class="date-time" presentation:placeholder="false">
        <draw:text-box>
          <text:p text:style-name="a51" text:class-names="" text:cond-style-name=""><text:span text:style-name="a48" text:class-names=""><text:date text:fixed="false" style:data-style-name="a49"/></text:span><text:span text:style-name="a50" text:class-names=""/></text:p>
        </draw:text-box>
        <svg:title/>
        <svg:desc/>
      </draw:frame>
      <draw:frame draw:id="id11" presentation:style-name="a55" draw:name="Footer Placeholder 4" svg:x="2.94444in" svg:y="5.50926in" svg:width="5.70279in" svg:height="0.30556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2" presentation:style-name="a59" draw:name="Slide Number Placeholder 5" svg:x="9.79538in" svg:y="5.50926in" svg:width="0.60276in" svg:height="0.30556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/></text:span><text:span text:style-name="a57" text:class-names=""/></text:p>
        </draw:text-box>
        <svg:title/>
        <svg:desc/>
      </draw:frame>
      <draw:connector draw:type="line" svg:x1="2.94444in" svg:y1="3.85185in" svg:x2="10.39815in" svg:y2="3.85185in" draw:id="id13" draw:style-name="a60" draw:name="Straight Connector 14">
        <svg:title/>
        <svg:desc/>
      </draw:connector>
    </style:master-page>
    <style:master-page style:name="Master1-Layout2-obj-Title-and-Content" style:page-layout-name="pageLayout1" draw:style-name="a62">
      <draw:frame draw:id="id14" draw:layer="Master1-bg" draw:style-name="a63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HD-PanelContent-GrommetsCombined.png</svg:desc>
      </draw:frame>
      <draw:connector draw:type="line" svg:x1="1.52687in" svg:y1="2.64815in" svg:x2="11.81482in" svg:y2="2.64815in" draw:id="id15" draw:style-name="a64" draw:name="Straight Connector 6">
        <svg:title/>
        <svg:desc/>
      </draw:connector>
      <draw:frame draw:id="id16" presentation:style-name="a68" draw:name="Title 1" svg:x="1.41667in" svg:y="1.07407in" svg:width="10.5in" svg:height="1.42593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7" presentation:style-name="a85" draw:name="Content Placeholder 2" svg:x="1.41667in" svg:y="2.79629in" svg:width="10.5in" svg:height="3.62963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Click to edit Master text styles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Second level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hird level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1" text:class-names="">Fifth level</text:span><text:span text:style-name="a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0" draw:name="Date Placeholder 3" svg:x="9.48983in" svg:y="6.52778in" svg:width="1.75in" svg:height="0.30556in" presentation:class="date-time" presentation:placeholder="false">
        <draw:text-box>
          <text:p text:style-name="a89" text:class-names="" text:cond-style-name=""><text:span text:style-name="a86" text:class-names=""><text:date text:fixed="false" style:data-style-name="a87"/></text:span><text:span text:style-name="a88" text:class-names=""/></text:p>
        </draw:text-box>
        <svg:title/>
        <svg:desc/>
      </draw:frame>
      <draw:frame draw:id="id19" presentation:style-name="a93" draw:name="Footer Placeholder 4" svg:x="1.41667in" svg:y="6.52778in" svg:width="7.98983in" svg:height="0.30556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0" presentation:style-name="a97" draw:name="Slide Number Placeholder 5" svg:x="11.32316in" svg:y="6.52778in" svg:width="0.5935in" svg:height="0.30556in" presentation:class="page-number" presentation:placeholder="false">
        <draw:text-box>
          <text:p text:style-name="a96" text:class-names="" text:cond-style-name=""><text:span text:style-name="a94" text:class-names=""><text:page-number style:num-format="1" text:fixed="false"/></text:span><text:span text:style-name="a95" text:class-names=""/></text:p>
        </draw:text-box>
        <svg:title/>
        <svg:desc/>
      </draw:frame>
    </style:master-page>
    <style:master-page style:name="Master1-Layout3-secHead-Section-Header" style:page-layout-name="pageLayout1" draw:style-name="a99">
      <draw:frame draw:id="id21" draw:layer="Master1-bg" draw:style-name="a100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HD-PanelContent-GrommetsCombined.png</svg:desc>
      </draw:frame>
      <draw:frame draw:id="id22" presentation:style-name="a104" draw:name="Title 1" svg:x="2.20371in" svg:y="1.91667in" svg:width="8.92245in" svg:height="1.99313in" presentation:class="title" presentation:placeholder="false">
        <draw:text-box>
          <text:p text:style-name="a103" text:class-names="" text:cond-style-name=""><text:span text:style-name="a101" text:class-names="">Click to edit Master title style</text:span><text:span text:style-name="a102" text:class-names=""/></text:p>
        </draw:text-box>
        <svg:title/>
        <svg:desc/>
      </draw:frame>
      <draw:frame draw:id="id23" presentation:style-name="a108" draw:name="Text Placeholder 2" svg:x="2.2037in" svg:y="4.20609in" svg:width="8.92245in" svg:height="1.04391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>Click to edit Master text styles</text:span></text:p>
            </text:list-item>
          </text:list>
        </draw:text-box>
        <svg:title/>
        <svg:desc/>
      </draw:frame>
      <draw:frame draw:id="id24" presentation:style-name="a113" draw:name="Date Placeholder 3" svg:x="9.48983in" svg:y="6.52778in" svg:width="1.75in" svg:height="0.30556in" presentation:class="date-time" presentation:placeholder="false">
        <draw:text-box>
          <text:p text:style-name="a112" text:class-names="" text:cond-style-name=""><text:span text:style-name="a109" text:class-names=""><text:date text:fixed="false" style:data-style-name="a110"/></text:span><text:span text:style-name="a111" text:class-names=""/></text:p>
        </draw:text-box>
        <svg:title/>
        <svg:desc/>
      </draw:frame>
      <draw:frame draw:id="id25" presentation:style-name="a116" draw:name="Footer Placeholder 4" svg:x="1.41667in" svg:y="6.52778in" svg:width="7.98983in" svg:height="0.30556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26" presentation:style-name="a120" draw:name="Slide Number Placeholder 5" svg:x="11.32316in" svg:y="6.52778in" svg:width="0.5935in" svg:height="0.30556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/></text:span><text:span text:style-name="a118" text:class-names=""/></text:p>
        </draw:text-box>
        <svg:title/>
        <svg:desc/>
      </draw:frame>
      <draw:connector draw:type="line" svg:x1="2.20114in" svg:y1="4.05795in" svg:x2="11.12872in" svg:y2="4.05795in" draw:id="id27" draw:style-name="a121" draw:name="Straight Connector 15">
        <svg:title/>
        <svg:desc/>
      </draw:connector>
    </style:master-page>
    <style:master-page style:name="Master1-Layout4-twoObj-Two-Content" style:page-layout-name="pageLayout1" draw:style-name="a123">
      <draw:frame draw:id="id28" draw:layer="Master1-bg" draw:style-name="a124" draw:name="Picture 8" svg:x="0in" svg:y="0in" svg:width="13.32986in" svg:height="7.49805in" style:rel-width="scale" style:rel-height="scale">
        <draw:image xlink:href="media/image3.png" xlink:type="simple" xlink:show="embed" xlink:actuate="onLoad"/>
        <svg:title/>
        <svg:desc>HD-PanelContent-GrommetsCombined.png</svg:desc>
      </draw:frame>
      <draw:connector draw:type="line" svg:x1="1.52687in" svg:y1="2.64815in" svg:x2="11.81482in" svg:y2="2.64815in" draw:id="id29" draw:style-name="a125" draw:name="Straight Connector 7">
        <svg:title/>
        <svg:desc/>
      </draw:connector>
      <draw:frame draw:id="id30" presentation:style-name="a129" draw:name="Title 1" svg:x="1.41667in" svg:y="1.07407in" svg:width="10.5in" svg:height="1.42593in" presentation:class="title" presentation:placeholder="false">
        <draw:text-box>
          <text:p text:style-name="a128" text:class-names="" text:cond-style-name=""><text:span text:style-name="a126" text:class-names="">Click to edit Master title style</text:span><text:span text:style-name="a127" text:class-names=""/></text:p>
        </draw:text-box>
        <svg:title/>
        <svg:desc/>
      </draw:frame>
      <draw:frame draw:id="id31" presentation:style-name="a146" draw:name="Content Placeholder 2" svg:x="1.42in" svg:y="2.8in" svg:width="5.16in" svg:height="3.62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to edit Master text styles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Second level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Fifth level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63" draw:name="Content Placeholder 3" svg:x="6.76in" svg:y="2.8in" svg:width="5.16in" svg:height="3.62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Click to 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ifth le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68" draw:name="Date Placeholder 4" svg:x="9.48983in" svg:y="6.52778in" svg:width="1.75in" svg:height="0.30556in" presentation:class="date-time" presentation:placeholder="false">
        <draw:text-box>
          <text:p text:style-name="a167" text:class-names="" text:cond-style-name=""><text:span text:style-name="a164" text:class-names=""><text:date text:fixed="false" style:data-style-name="a165"/></text:span><text:span text:style-name="a166" text:class-names=""/></text:p>
        </draw:text-box>
        <svg:title/>
        <svg:desc/>
      </draw:frame>
      <draw:frame draw:id="id34" presentation:style-name="a171" draw:name="Footer Placeholder 5" svg:x="1.41667in" svg:y="6.52778in" svg:width="7.98983in" svg:height="0.30556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35" presentation:style-name="a175" draw:name="Slide Number Placeholder 6" svg:x="11.32316in" svg:y="6.52778in" svg:width="0.5935in" svg:height="0.30556in" presentation:class="page-number" presentation:placeholder="false">
        <draw:text-box>
          <text:p text:style-name="a174" text:class-names="" text:cond-style-name=""><text:span text:style-name="a172" text:class-names=""><text:page-number style:num-format="1" text:fixed="false"/></text:span><text:span text:style-name="a173" text:class-names=""/></text:p>
        </draw:text-box>
        <svg:title/>
        <svg:desc/>
      </draw:frame>
    </style:master-page>
    <style:master-page style:name="Master1-Layout5-twoTxTwoObj-Comparison" style:page-layout-name="pageLayout1" draw:style-name="a177">
      <draw:frame draw:id="id36" draw:layer="Master1-bg" draw:style-name="a178" draw:name="Picture 10" svg:x="0in" svg:y="0in" svg:width="13.32986in" svg:height="7.49805in" style:rel-width="scale" style:rel-height="scale">
        <draw:image xlink:href="media/image3.png" xlink:type="simple" xlink:show="embed" xlink:actuate="onLoad"/>
        <svg:title/>
        <svg:desc>HD-PanelContent-GrommetsCombined.png</svg:desc>
      </draw:frame>
      <draw:frame draw:id="id37" presentation:style-name="a182" draw:name="Title 1" svg:x="1.41667in" svg:y="1.07407in" svg:width="10.5in" svg:height="1.42593in" presentation:class="title" presentation:placeholder="false">
        <draw:text-box>
          <text:p text:style-name="a181" text:class-names="" text:cond-style-name=""><text:span text:style-name="a179" text:class-names="">Click to edit Master title style</text:span><text:span text:style-name="a180" text:class-names=""/></text:p>
        </draw:text-box>
        <svg:title/>
        <svg:desc/>
      </draw:frame>
      <draw:frame draw:id="id38" presentation:style-name="a186" draw:name="Text Placeholder 2" svg:x="1.41667in" svg:y="2.90741in" svg:width="5.16in" svg:height="0.63021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</draw:text-box>
        <svg:title/>
        <svg:desc/>
      </draw:frame>
      <draw:frame draw:id="id39" presentation:style-name="a203" draw:name="Content Placeholder 3" svg:x="1.41667in" svg:y="3.54687in" svg:width="5.16in" svg:height="2.87905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207" draw:name="Text Placeholder 4" svg:x="6.75926in" svg:y="2.90741in" svg:width="5.16in" svg:height="0.63021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Click to edit Master text styles</text:span></text:p>
            </text:list-item>
          </text:list>
        </draw:text-box>
        <svg:title/>
        <svg:desc/>
      </draw:frame>
      <draw:frame draw:id="id41" presentation:style-name="a224" draw:name="Content Placeholder 5" svg:x="6.75926in" svg:y="3.54687in" svg:width="5.16in" svg:height="2.87905in" presentation:class="object" presentation:placeholder="false">
        <draw:text-box>
          <text:list text:style-name="a210">
            <text:list-item>
              <text:p text:style-name="a209" text:class-names="" text:cond-style-name=""><text:span text:style-name="a208" text:class-names="">Click to edit Master text styles</text:span></text:p>
            </text:list-item>
          </text:list>
          <text:list text:style-name="a213">
            <text:list-item>
              <text:list text:style-name="a213">
                <text:list-item>
                  <text:p text:style-name="a212" text:class-names="" text:cond-style-name=""><text:span text:style-name="a211" text:class-names="">Second level</text:span></text:p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p text:style-name="a215" text:class-names="" text:cond-style-name=""><text:span text:style-name="a214" text:class-names="">Third level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list text:style-name="a223">
                            <text:list-item>
                              <text:p text:style-name="a222" text:class-names="" text:cond-style-name=""><text:span text:style-name="a220" text:class-names="">Fifth level</text:span><text:span text:style-name="a2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29" draw:name="Date Placeholder 6" svg:x="9.48983in" svg:y="6.52778in" svg:width="1.75in" svg:height="0.30556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43" presentation:style-name="a232" draw:name="Footer Placeholder 7" svg:x="1.41667in" svg:y="6.52778in" svg:width="7.98983in" svg:height="0.30556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4" presentation:style-name="a236" draw:name="Slide Number Placeholder 8" svg:x="11.32316in" svg:y="6.52778in" svg:width="0.5935in" svg:height="0.30556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  <draw:connector draw:type="line" svg:x1="1.52687in" svg:y1="2.64815in" svg:x2="11.81482in" svg:y2="2.64815in" draw:id="id45" draw:style-name="a237" draw:name="Straight Connector 17">
        <svg:title/>
        <svg:desc/>
      </draw:connector>
    </style:master-page>
    <style:master-page style:name="Master1-Layout6-titleOnly-Title-Only" style:page-layout-name="pageLayout1" draw:style-name="a239">
      <draw:frame draw:id="id46" draw:layer="Master1-bg" draw:style-name="a240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HD-PanelContent-GrommetsCombined.png</svg:desc>
      </draw:frame>
      <draw:frame draw:id="id47" presentation:style-name="a244" draw:name="Title 1" svg:x="1.41667in" svg:y="1.07407in" svg:width="10.5in" svg:height="1.42593in" presentation:class="title" presentation:placeholder="false">
        <draw:text-box>
          <text:p text:style-name="a243" text:class-names="" text:cond-style-name=""><text:span text:style-name="a241" text:class-names="">Click to edit Master title style</text:span><text:span text:style-name="a242" text:class-names=""/></text:p>
        </draw:text-box>
        <svg:title/>
        <svg:desc/>
      </draw:frame>
      <draw:frame draw:id="id48" presentation:style-name="a249" draw:name="Date Placeholder 2" svg:x="9.48983in" svg:y="6.52778in" svg:width="1.75in" svg:height="0.30556in" presentation:class="date-time" presentation:placeholder="false">
        <draw:text-box>
          <text:p text:style-name="a248" text:class-names="" text:cond-style-name=""><text:span text:style-name="a245" text:class-names=""><text:date text:fixed="false" style:data-style-name="a246"/></text:span><text:span text:style-name="a247" text:class-names=""/></text:p>
        </draw:text-box>
        <svg:title/>
        <svg:desc/>
      </draw:frame>
      <draw:frame draw:id="id49" presentation:style-name="a252" draw:name="Footer Placeholder 3" svg:x="1.41667in" svg:y="6.52778in" svg:width="7.98983in" svg:height="0.30556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50" presentation:style-name="a256" draw:name="Slide Number Placeholder 4" svg:x="11.32316in" svg:y="6.52778in" svg:width="0.5935in" svg:height="0.30556in" presentation:class="page-number" presentation:placeholder="false">
        <draw:text-box>
          <text:p text:style-name="a255" text:class-names="" text:cond-style-name=""><text:span text:style-name="a253" text:class-names=""><text:page-number style:num-format="1" text:fixed="false"/></text:span><text:span text:style-name="a254" text:class-names=""/></text:p>
        </draw:text-box>
        <svg:title/>
        <svg:desc/>
      </draw:frame>
      <draw:connector draw:type="line" svg:x1="1.52687in" svg:y1="2.64815in" svg:x2="11.81482in" svg:y2="2.64815in" draw:id="id51" draw:style-name="a257" draw:name="Straight Connector 13">
        <svg:title/>
        <svg:desc/>
      </draw:connector>
    </style:master-page>
    <style:master-page style:name="Master1-Layout7-blank-Blank" style:page-layout-name="pageLayout1" draw:style-name="a259">
      <draw:frame draw:id="id52" draw:layer="Master1-bg" draw:style-name="a260" draw:name="Picture 4" svg:x="0in" svg:y="0in" svg:width="13.32986in" svg:height="7.49805in" style:rel-width="scale" style:rel-height="scale">
        <draw:image xlink:href="media/image3.png" xlink:type="simple" xlink:show="embed" xlink:actuate="onLoad"/>
        <svg:title/>
        <svg:desc>HD-PanelContent-GrommetsCombined.png</svg:desc>
      </draw:frame>
      <draw:frame draw:id="id53" presentation:style-name="a265" draw:name="Date Placeholder 1" svg:x="9.48983in" svg:y="6.52778in" svg:width="1.75in" svg:height="0.30556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/></text:span><text:span text:style-name="a263" text:class-names=""/></text:p>
        </draw:text-box>
        <svg:title/>
        <svg:desc/>
      </draw:frame>
      <draw:frame draw:id="id54" presentation:style-name="a268" draw:name="Footer Placeholder 2" svg:x="1.41667in" svg:y="6.52778in" svg:width="7.98983in" svg:height="0.30556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55" presentation:style-name="a272" draw:name="Slide Number Placeholder 3" svg:x="11.32316in" svg:y="6.52778in" svg:width="0.5935in" svg:height="0.30556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/></text:span><text:span text:style-name="a270" text:class-names=""/></text:p>
        </draw:text-box>
        <svg:title/>
        <svg:desc/>
      </draw:frame>
    </style:master-page>
    <style:master-page style:name="Master1-Layout8-objTx-Content-with-Caption" style:page-layout-name="pageLayout1" draw:style-name="a274">
      <draw:frame draw:id="id56" draw:layer="Master1-bg" draw:style-name="a275" draw:name="Picture 8" svg:x="0in" svg:y="0in" svg:width="13.32986in" svg:height="7.49805in" style:rel-width="scale" style:rel-height="scale">
        <draw:image xlink:href="media/image3.png" xlink:type="simple" xlink:show="embed" xlink:actuate="onLoad"/>
        <svg:title/>
        <svg:desc>HD-PanelContent-GrommetsCombined.png</svg:desc>
      </draw:frame>
      <draw:frame draw:id="id57" presentation:style-name="a279" draw:name="Title 1" svg:x="1.41493in" svg:y="1.51852in" svg:width="4.06655in" svg:height="1.5in" presentation:class="title" presentation:placeholder="false">
        <draw:text-box>
          <text:p text:style-name="a278" text:class-names="" text:cond-style-name=""><text:span text:style-name="a276" text:class-names="">Click to edit Master title style</text:span><text:span text:style-name="a277" text:class-names=""/></text:p>
        </draw:text-box>
        <svg:title/>
        <svg:desc/>
      </draw:frame>
      <draw:frame draw:id="id58" presentation:style-name="a296" draw:name="Content Placeholder 2" svg:x="5.92593in" svg:y="1.07407in" svg:width="5.98148in" svg:height="5.35185in" presentation:class="object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ck to edit Master text styles</text:span></text:p>
            </text:list-item>
          </text:list>
          <text:list text:style-name="a285">
            <text:list-item>
              <text:list text:style-name="a285">
                <text:list-item>
                  <text:p text:style-name="a284" text:class-names="" text:cond-style-name=""><text:span text:style-name="a283" text:class-names="">Second level</text:span></text:p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p text:style-name="a287" text:class-names="" text:cond-style-name=""><text:span text:style-name="a286" text:class-names="">Third level</text:span></text:p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p text:style-name="a290" text:class-names="" text:cond-style-name=""><text:span text:style-name="a2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2" text:class-names="">Fifth level</text:span><text:span text:style-name="a2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00" draw:name="Text Placeholder 3" svg:x="1.41493in" svg:y="3.31481in" svg:width="4.06655in" svg:height="2.66667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60" presentation:style-name="a305" draw:name="Date Placeholder 4" svg:x="9.48983in" svg:y="6.52778in" svg:width="1.75in" svg:height="0.30556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</draw:text-box>
        <svg:title/>
        <svg:desc/>
      </draw:frame>
      <draw:frame draw:id="id61" presentation:style-name="a308" draw:name="Footer Placeholder 5" svg:x="1.41667in" svg:y="6.52778in" svg:width="7.98983in" svg:height="0.30556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62" presentation:style-name="a312" draw:name="Slide Number Placeholder 6" svg:x="11.32316in" svg:y="6.52778in" svg:width="0.5935in" svg:height="0.30556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  <draw:connector draw:type="line" svg:x1="1.52687in" svg:y1="3.18518in" svg:x2="5.37037in" svg:y2="3.18518in" draw:id="id63" draw:style-name="a313" draw:name="Straight Connector 15">
        <svg:title/>
        <svg:desc/>
      </draw:connector>
    </style:master-page>
    <style:master-page style:name="Master1-Layout9-picTx-Picture-with-Caption" style:page-layout-name="pageLayout1" draw:style-name="a315">
      <draw:frame draw:id="id64" draw:layer="Master1-bg" draw:style-name="a316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HD-PanelContent-GrommetsCombined.png</svg:desc>
      </draw:frame>
      <draw:frame draw:id="id65" presentation:style-name="a320" draw:name="Title 1" svg:x="1.41667in" svg:y="2.06018in" svg:width="6.82613in" svg:height="1.5in" presentation:class="title" presentation:placeholder="false">
        <draw:text-box>
          <text:p text:style-name="a319" text:class-names="" text:cond-style-name=""><text:span text:style-name="a317" text:class-names="">Click to edit Master title style</text:span><text:span text:style-name="a318" text:class-names=""/></text:p>
        </draw:text-box>
        <svg:title/>
        <svg:desc/>
      </draw:frame>
      <draw:frame draw:id="id66" presentation:style-name="a324" draw:name="Picture Placeholder 2" svg:x="8.85261in" svg:y="1.13889in" svg:width="3.35012in" svg:height="5.22222in" presentation:class="graphic" presentation:placeholder="false">
        <draw:text-box>
          <text:p text:style-name="a323" text:class-names="" text:cond-style-name=""><text:span text:style-name="a321" text:class-names="">Click icon to add picture</text:span><text:span text:style-name="a322" text:class-names=""/></text:p>
        </draw:text-box>
        <svg:title/>
        <svg:desc/>
      </draw:frame>
      <draw:frame draw:id="id67" presentation:style-name="a328" draw:name="Text Placeholder 3" svg:x="1.41667in" svg:y="3.56018in" svg:width="6.82613in" svg:height="2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</draw:text-box>
        <svg:title/>
        <svg:desc/>
      </draw:frame>
      <draw:frame draw:id="id68" presentation:style-name="a333" draw:name="Date Placeholder 4" svg:x="9.48983in" svg:y="6.52778in" svg:width="1.75in" svg:height="0.30556in" presentation:class="date-time" presentation:placeholder="false">
        <draw:text-box>
          <text:p text:style-name="a332" text:class-names="" text:cond-style-name=""><text:span text:style-name="a329" text:class-names=""><text:date text:fixed="false" style:data-style-name="a330"/></text:span><text:span text:style-name="a331" text:class-names=""/></text:p>
        </draw:text-box>
        <svg:title/>
        <svg:desc/>
      </draw:frame>
      <draw:frame draw:id="id69" presentation:style-name="a336" draw:name="Footer Placeholder 5" svg:x="1.41667in" svg:y="6.52778in" svg:width="7.98983in" svg:height="0.30556in" presentation:class="footer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70" presentation:style-name="a340" draw:name="Slide Number Placeholder 6" svg:x="11.32316in" svg:y="6.52778in" svg:width="0.5935in" svg:height="0.30556in" presentation:class="page-number" presentation:placeholder="false">
        <draw:text-box>
          <text:p text:style-name="a339" text:class-names="" text:cond-style-name=""><text:span text:style-name="a337" text:class-names=""><text:page-number style:num-format="1" text:fixed="false"/></text:span><text:span text:style-name="a338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42">
      <draw:frame draw:id="id71" draw:layer="Master1-bg" draw:style-name="a343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HD-PanelContent-GrommetsCombined.png</svg:desc>
      </draw:frame>
      <draw:frame draw:id="id72" presentation:style-name="a347" draw:name="Title 1" svg:x="1.41667in" svg:y="5.2662in" svg:width="10.50926in" svg:height="0.61979in" presentation:class="title" presentation:placeholder="false">
        <draw:text-box>
          <text:p text:style-name="a346" text:class-names="" text:cond-style-name=""><text:span text:style-name="a344" text:class-names="">Click to edit Master title style</text:span><text:span text:style-name="a345" text:class-names=""/></text:p>
        </draw:text-box>
        <svg:title/>
        <svg:desc/>
      </draw:frame>
      <draw:frame draw:id="id73" presentation:style-name="a351" draw:name="Picture Placeholder 2" svg:x="1.13892in" svg:y="1.13889in" svg:width="11.05203in" svg:height="3.64815in" presentation:class="graphic" presentation:placeholder="false">
        <draw:text-box>
          <text:p text:style-name="a350" text:class-names="" text:cond-style-name=""><text:span text:style-name="a348" text:class-names="">Click icon to add picture</text:span><text:span text:style-name="a349" text:class-names=""/></text:p>
        </draw:text-box>
        <svg:title/>
        <svg:desc/>
      </draw:frame>
      <draw:frame draw:id="id74" presentation:style-name="a355" draw:name="Text Placeholder 3" svg:x="1.41667in" svg:y="5.88599in" svg:width="10.50926in" svg:height="0.53993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75" presentation:style-name="a360" draw:name="Date Placeholder 4" svg:x="9.48983in" svg:y="6.52778in" svg:width="1.75in" svg:height="0.30556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/></text:span><text:span text:style-name="a358" text:class-names=""/></text:p>
        </draw:text-box>
        <svg:title/>
        <svg:desc/>
      </draw:frame>
      <draw:frame draw:id="id76" presentation:style-name="a363" draw:name="Footer Placeholder 5" svg:x="1.41667in" svg:y="6.52778in" svg:width="7.98983in" svg:height="0.30556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77" presentation:style-name="a367" draw:name="Slide Number Placeholder 6" svg:x="11.32316in" svg:y="6.52778in" svg:width="0.5935in" svg:height="0.30556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title/>
        <svg:desc/>
      </draw:frame>
    </style:master-page>
    <style:master-page style:name="Master1-Layout11-cust-Title-and-Caption" style:page-layout-name="pageLayout1" draw:style-name="a369">
      <draw:frame draw:id="id78" draw:layer="Master1-bg" draw:style-name="a370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HD-PanelContent-GrommetsCombined.png</svg:desc>
      </draw:frame>
      <draw:frame draw:id="id79" presentation:style-name="a374" draw:name="Title 1" svg:x="1.42593in" svg:y="1.07407in" svg:width="10.49074in" svg:height="3.23148in" presentation:class="title" presentation:placeholder="false">
        <draw:text-box>
          <text:p text:style-name="a373" text:class-names="" text:cond-style-name=""><text:span text:style-name="a371" text:class-names="">Click to edit Master title style</text:span><text:span text:style-name="a372" text:class-names=""/></text:p>
        </draw:text-box>
        <svg:title/>
        <svg:desc/>
      </draw:frame>
      <draw:frame draw:id="id80" presentation:style-name="a378" draw:name="Text Placeholder 2" svg:x="1.42593in" svg:y="4.75in" svg:width="10.49074in" svg:height="1.67593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Click to edit Master text styles</text:span></text:p>
            </text:list-item>
          </text:list>
        </draw:text-box>
        <svg:title/>
        <svg:desc/>
      </draw:frame>
      <draw:frame draw:id="id81" presentation:style-name="a383" draw:name="Date Placeholder 3" svg:x="9.48983in" svg:y="6.52778in" svg:width="1.75in" svg:height="0.30556in" presentation:class="date-time" presentation:placeholder="false">
        <draw:text-box>
          <text:p text:style-name="a382" text:class-names="" text:cond-style-name=""><text:span text:style-name="a379" text:class-names=""><text:date text:fixed="false" style:data-style-name="a380"/></text:span><text:span text:style-name="a381" text:class-names=""/></text:p>
        </draw:text-box>
        <svg:title/>
        <svg:desc/>
      </draw:frame>
      <draw:frame draw:id="id82" presentation:style-name="a386" draw:name="Footer Placeholder 4" svg:x="1.41667in" svg:y="6.52778in" svg:width="7.98983in" svg:height="0.30556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83" presentation:style-name="a390" draw:name="Slide Number Placeholder 5" svg:x="11.32316in" svg:y="6.52778in" svg:width="0.5935in" svg:height="0.30556in" presentation:class="page-number" presentation:placeholder="false">
        <draw:text-box>
          <text:p text:style-name="a389" text:class-names="" text:cond-style-name=""><text:span text:style-name="a387" text:class-names=""><text:page-number style:num-format="1" text:fixed="false"/></text:span><text:span text:style-name="a388" text:class-names=""/></text:p>
        </draw:text-box>
        <svg:title/>
        <svg:desc/>
      </draw:frame>
      <draw:connector draw:type="line" svg:x1="1.52687in" svg:y1="4.52778in" svg:x2="11.81482in" svg:y2="4.52778in" draw:id="id84" draw:style-name="a391" draw:name="Straight Connector 14">
        <svg:title/>
        <svg:desc/>
      </draw:connector>
    </style:master-page>
    <style:master-page style:name="Master1-Layout12-cust-Quote-with-Caption" style:page-layout-name="pageLayout1" draw:style-name="a393">
      <draw:frame draw:id="id85" draw:layer="Master1-bg" draw:style-name="a394" draw:name="Picture 10" svg:x="0in" svg:y="0in" svg:width="13.32986in" svg:height="7.49805in" style:rel-width="scale" style:rel-height="scale">
        <draw:image xlink:href="media/image3.png" xlink:type="simple" xlink:show="embed" xlink:actuate="onLoad"/>
        <svg:title/>
        <svg:desc>HD-PanelContent-GrommetsCombined.png</svg:desc>
      </draw:frame>
      <draw:frame draw:id="id86" presentation:style-name="a398" draw:name="Title 1" svg:x="1.5816in" svg:y="1.07407in" svg:width="10.16666in" svg:height="2.59259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87" presentation:style-name="a402" draw:name="Text Placeholder 9" svg:x="1.8316in" svg:y="3.66667in" svg:width="9.66667in" svg:height="0.63889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</draw:text-box>
        <svg:title/>
        <svg:desc/>
      </draw:frame>
      <draw:frame draw:id="id88" presentation:style-name="a406" draw:name="Text Placeholder 2" svg:x="1.41667in" svg:y="4.75in" svg:width="10.50926in" svg:height="1.67593in" presentation:class="outline" presentation:placeholder="false">
        <draw:text-box>
          <text:list text:style-name="a405">
            <text:list-item>
              <text:p text:style-name="a404" text:class-names="" text:cond-style-name=""><text:span text:style-name="a403" text:class-names="">Click to edit Master text styles</text:span></text:p>
            </text:list-item>
          </text:list>
        </draw:text-box>
        <svg:title/>
        <svg:desc/>
      </draw:frame>
      <draw:frame draw:id="id89" presentation:style-name="a411" draw:name="Date Placeholder 3" svg:x="9.48983in" svg:y="6.52778in" svg:width="1.75in" svg:height="0.30556in" presentation:class="date-time" presentation:placeholder="false">
        <draw:text-box>
          <text:p text:style-name="a410" text:class-names="" text:cond-style-name=""><text:span text:style-name="a407" text:class-names=""><text:date text:fixed="false" style:data-style-name="a408"/></text:span><text:span text:style-name="a409" text:class-names=""/></text:p>
        </draw:text-box>
        <svg:title/>
        <svg:desc/>
      </draw:frame>
      <draw:frame draw:id="id90" presentation:style-name="a414" draw:name="Footer Placeholder 4" svg:x="1.41667in" svg:y="6.52778in" svg:width="7.98983in" svg:height="0.30556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91" presentation:style-name="a418" draw:name="Slide Number Placeholder 5" svg:x="11.32316in" svg:y="6.52778in" svg:width="0.5935in" svg:height="0.30556in" presentation:class="page-number" presentation:placeholder="false">
        <draw:text-box>
          <text:p text:style-name="a417" text:class-names="" text:cond-style-name=""><text:span text:style-name="a415" text:class-names=""><text:page-number style:num-format="1" text:fixed="false"/></text:span><text:span text:style-name="a416" text:class-names=""/></text:p>
        </draw:text-box>
        <svg:title/>
        <svg:desc/>
      </draw:frame>
      <draw:frame draw:id="id92" draw:style-name="a421" draw:name="TextBox 13" svg:x="0.94271in" svg:y="0.96234in" svg:width="0.66667in" svg:height="0.63952in">
        <draw:text-box>
          <text:p text:style-name="a420" text:class-names="" text:cond-style-name=""><text:span text:style-name="a419" text:class-names="">“</text:span></text:p>
        </draw:text-box>
        <svg:title/>
        <svg:desc/>
      </draw:frame>
      <draw:frame draw:id="id93" draw:style-name="a424" draw:name="TextBox 14" svg:x="11.59259in" svg:y="3.0926in" svg:width="0.66667in" svg:height="0.63952in">
        <draw:text-box>
          <text:p text:style-name="a423" text:class-names="" text:cond-style-name=""><text:span text:style-name="a422" text:class-names="">”</text:span></text:p>
        </draw:text-box>
        <svg:title/>
        <svg:desc/>
      </draw:frame>
      <draw:connector draw:type="line" svg:x1="1.52687in" svg:y1="4.52778in" svg:x2="11.81482in" svg:y2="4.52778in" draw:id="id94" draw:style-name="a425" draw:name="Straight Connector 18">
        <svg:title/>
        <svg:desc/>
      </draw:connector>
    </style:master-page>
    <style:master-page style:name="Master1-Layout13-cust-Name-Card" style:page-layout-name="pageLayout1" draw:style-name="a427">
      <draw:frame draw:id="id95" draw:layer="Master1-bg" draw:style-name="a428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HD-PanelContent-GrommetsCombined.png</svg:desc>
      </draw:frame>
      <draw:frame draw:id="id96" presentation:style-name="a432" draw:name="Title 1" svg:x="1.41667in" svg:y="3.61831in" svg:width="10.50926in" svg:height="1.6063in" presentation:class="title" presentation:placeholder="false">
        <draw:text-box>
          <text:p text:style-name="a431" text:class-names="" text:cond-style-name=""><text:span text:style-name="a429" text:class-names="">Click to edit Master title style</text:span><text:span text:style-name="a430" text:class-names=""/></text:p>
        </draw:text-box>
        <svg:title/>
        <svg:desc/>
      </draw:frame>
      <draw:frame draw:id="id97" presentation:style-name="a436" draw:name="Text Placeholder 2" svg:x="1.41667in" svg:y="5.22461in" svg:width="10.50926in" svg:height="0.94094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98" presentation:style-name="a441" draw:name="Date Placeholder 3" svg:x="9.48983in" svg:y="6.52778in" svg:width="1.75in" svg:height="0.30556in" presentation:class="date-time" presentation:placeholder="false">
        <draw:text-box>
          <text:p text:style-name="a440" text:class-names="" text:cond-style-name=""><text:span text:style-name="a437" text:class-names=""><text:date text:fixed="false" style:data-style-name="a438"/></text:span><text:span text:style-name="a439" text:class-names=""/></text:p>
        </draw:text-box>
        <svg:title/>
        <svg:desc/>
      </draw:frame>
      <draw:frame draw:id="id99" presentation:style-name="a444" draw:name="Footer Placeholder 4" svg:x="1.41667in" svg:y="6.52778in" svg:width="7.98983in" svg:height="0.30556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100" presentation:style-name="a448" draw:name="Slide Number Placeholder 5" svg:x="11.32316in" svg:y="6.52778in" svg:width="0.5935in" svg:height="0.30556in" presentation:class="page-number" presentation:placeholder="false">
        <draw:text-box>
          <text:p text:style-name="a447" text:class-names="" text:cond-style-name=""><text:span text:style-name="a445" text:class-names=""><text:page-number style:num-format="1" text:fixed="false"/></text:span><text:span text:style-name="a446" text:class-names=""/></text:p>
        </draw:text-box>
        <svg:title/>
        <svg:desc/>
      </draw:frame>
    </style:master-page>
    <style:master-page style:name="Master1-Layout14-cust-Quote-Name-Card" style:page-layout-name="pageLayout1" draw:style-name="a450">
      <draw:frame draw:id="id101" draw:layer="Master1-bg" draw:style-name="a451" draw:name="Picture 10" svg:x="0in" svg:y="0in" svg:width="13.32986in" svg:height="7.49805in" style:rel-width="scale" style:rel-height="scale">
        <draw:image xlink:href="media/image3.png" xlink:type="simple" xlink:show="embed" xlink:actuate="onLoad"/>
        <svg:title/>
        <svg:desc>HD-PanelContent-GrommetsCombined.png</svg:desc>
      </draw:frame>
      <draw:frame draw:id="id102" presentation:style-name="a455" draw:name="Title 1" svg:x="1.5816in" svg:y="1.07407in" svg:width="10.16666in" svg:height="2.45371in" presentation:class="title" presentation:placeholder="false">
        <draw:text-box>
          <text:p text:style-name="a454" text:class-names="" text:cond-style-name=""><text:span text:style-name="a452" text:class-names="">Click to edit Master title style</text:span><text:span text:style-name="a453" text:class-names=""/></text:p>
        </draw:text-box>
        <svg:title/>
        <svg:desc/>
      </draw:frame>
      <draw:frame draw:id="id103" presentation:style-name="a459" draw:name="Text Placeholder 2" svg:x="1.41667in" svg:y="3.98in" svg:width="10.50926in" svg:height="0.97in" presentation:class="outline" presentation:placeholder="false">
        <draw:text-box>
          <text:list text:style-name="a458">
            <text:list-item>
              <text:p text:style-name="a457" text:class-names="" text:cond-style-name=""><text:span text:style-name="a456" text:class-names="">Click to edit Master text styles</text:span></text:p>
            </text:list-item>
          </text:list>
        </draw:text-box>
        <svg:title/>
        <svg:desc/>
      </draw:frame>
      <draw:frame draw:id="id104" presentation:style-name="a463" draw:name="Text Placeholder 2" svg:x="1.41667in" svg:y="4.9537in" svg:width="10.50926in" svg:height="1.47222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Click to edit Master text styles</text:span></text:p>
            </text:list-item>
          </text:list>
        </draw:text-box>
        <svg:title/>
        <svg:desc/>
      </draw:frame>
      <draw:frame draw:id="id105" presentation:style-name="a468" draw:name="Date Placeholder 3" svg:x="9.48983in" svg:y="6.52778in" svg:width="1.75in" svg:height="0.30556in" presentation:class="date-time" presentation:placeholder="false">
        <draw:text-box>
          <text:p text:style-name="a467" text:class-names="" text:cond-style-name=""><text:span text:style-name="a464" text:class-names=""><text:date text:fixed="false" style:data-style-name="a465"/></text:span><text:span text:style-name="a466" text:class-names=""/></text:p>
        </draw:text-box>
        <svg:title/>
        <svg:desc/>
      </draw:frame>
      <draw:frame draw:id="id106" presentation:style-name="a471" draw:name="Footer Placeholder 4" svg:x="1.41667in" svg:y="6.52778in" svg:width="7.98983in" svg:height="0.30556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107" presentation:style-name="a475" draw:name="Slide Number Placeholder 5" svg:x="11.32316in" svg:y="6.52778in" svg:width="0.5935in" svg:height="0.30556in" presentation:class="page-number" presentation:placeholder="false">
        <draw:text-box>
          <text:p text:style-name="a474" text:class-names="" text:cond-style-name=""><text:span text:style-name="a472" text:class-names=""><text:page-number style:num-format="1" text:fixed="false"/></text:span><text:span text:style-name="a473" text:class-names=""/></text:p>
        </draw:text-box>
        <svg:title/>
        <svg:desc/>
      </draw:frame>
      <draw:frame draw:id="id108" draw:style-name="a478" draw:name="TextBox 11" svg:x="0.94271in" svg:y="0.96234in" svg:width="0.66667in" svg:height="0.63952in">
        <draw:text-box>
          <text:p text:style-name="a477" text:class-names="" text:cond-style-name=""><text:span text:style-name="a476" text:class-names="">“</text:span></text:p>
        </draw:text-box>
        <svg:title/>
        <svg:desc/>
      </draw:frame>
      <draw:frame draw:id="id109" draw:style-name="a481" draw:name="TextBox 12" svg:x="11.59259in" svg:y="2.84259in" svg:width="0.66667in" svg:height="0.63952in">
        <draw:text-box>
          <text:p text:style-name="a480" text:class-names="" text:cond-style-name=""><text:span text:style-name="a479" text:class-names="">”</text:span></text:p>
        </draw:text-box>
        <svg:title/>
        <svg:desc/>
      </draw:frame>
      <draw:connector draw:type="line" svg:x1="1.52687in" svg:y1="3.75in" svg:x2="11.81482in" svg:y2="3.75in" draw:id="id110" draw:style-name="a482" draw:name="Straight Connector 25">
        <svg:title/>
        <svg:desc/>
      </draw:connector>
    </style:master-page>
    <style:master-page style:name="Master1-Layout15-cust-True-or-False" style:page-layout-name="pageLayout1" draw:style-name="a484">
      <draw:frame draw:id="id111" draw:layer="Master1-bg" draw:style-name="a485" draw:name="Picture 8" svg:x="0in" svg:y="0in" svg:width="13.32986in" svg:height="7.49805in" style:rel-width="scale" style:rel-height="scale">
        <draw:image xlink:href="media/image3.png" xlink:type="simple" xlink:show="embed" xlink:actuate="onLoad"/>
        <svg:title/>
        <svg:desc>HD-PanelContent-GrommetsCombined.png</svg:desc>
      </draw:frame>
      <draw:frame draw:id="id112" presentation:style-name="a489" draw:name="Title 1" svg:x="1.41667in" svg:y="1.07407in" svg:width="10.50926in" svg:height="2.45371in" presentation:class="title" presentation:placeholder="false">
        <draw:text-box>
          <text:p text:style-name="a488" text:class-names="" text:cond-style-name=""><text:span text:style-name="a486" text:class-names="">Click to edit Master title style</text:span><text:span text:style-name="a487" text:class-names=""/></text:p>
        </draw:text-box>
        <svg:title/>
        <svg:desc/>
      </draw:frame>
      <draw:frame draw:id="id113" presentation:style-name="a493" draw:name="Text Placeholder 2" svg:x="1.41667in" svg:y="3.97in" svg:width="10.50926in" svg:height="0.92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Click to edit Master text styles</text:span></text:p>
            </text:list-item>
          </text:list>
        </draw:text-box>
        <svg:title/>
        <svg:desc/>
      </draw:frame>
      <draw:frame draw:id="id114" presentation:style-name="a497" draw:name="Text Placeholder 2" svg:x="1.41667in" svg:y="4.88889in" svg:width="10.50926in" svg:height="1.53704in" presentation:class="outline" presentation:placeholder="false">
        <draw:text-box>
          <text:list text:style-name="a496">
            <text:list-item>
              <text:p text:style-name="a495" text:class-names="" text:cond-style-name=""><text:span text:style-name="a494" text:class-names="">Click to edit Master text styles</text:span></text:p>
            </text:list-item>
          </text:list>
        </draw:text-box>
        <svg:title/>
        <svg:desc/>
      </draw:frame>
      <draw:frame draw:id="id115" presentation:style-name="a502" draw:name="Date Placeholder 3" svg:x="9.48983in" svg:y="6.52778in" svg:width="1.75in" svg:height="0.30556in" presentation:class="date-time" presentation:placeholder="false">
        <draw:text-box>
          <text:p text:style-name="a501" text:class-names="" text:cond-style-name=""><text:span text:style-name="a498" text:class-names=""><text:date text:fixed="false" style:data-style-name="a499"/></text:span><text:span text:style-name="a500" text:class-names=""/></text:p>
        </draw:text-box>
        <svg:title/>
        <svg:desc/>
      </draw:frame>
      <draw:frame draw:id="id116" presentation:style-name="a505" draw:name="Footer Placeholder 4" svg:x="1.41667in" svg:y="6.52778in" svg:width="7.98983in" svg:height="0.30556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117" presentation:style-name="a509" draw:name="Slide Number Placeholder 5" svg:x="11.32316in" svg:y="6.52778in" svg:width="0.5935in" svg:height="0.30556in" presentation:class="page-number" presentation:placeholder="false">
        <draw:text-box>
          <text:p text:style-name="a508" text:class-names="" text:cond-style-name=""><text:span text:style-name="a506" text:class-names=""><text:page-number style:num-format="1" text:fixed="false"/></text:span><text:span text:style-name="a507" text:class-names=""/></text:p>
        </draw:text-box>
        <svg:title/>
        <svg:desc/>
      </draw:frame>
      <draw:connector draw:type="line" svg:x1="1.52687in" svg:y1="3.75in" svg:x2="11.81482in" svg:y2="3.75in" draw:id="id118" draw:style-name="a510" draw:name="Straight Connector 14">
        <svg:title/>
        <svg:desc/>
      </draw:connector>
    </style:master-page>
    <style:master-page style:name="Master1-Layout16-vertTx-Title-and-Vertical-Text" style:page-layout-name="pageLayout1" draw:style-name="a512">
      <draw:frame draw:id="id119" draw:layer="Master1-bg" draw:style-name="a513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HD-PanelContent-GrommetsCombined.png</svg:desc>
      </draw:frame>
      <draw:frame draw:id="id120" presentation:style-name="a517" draw:name="Title 1" svg:x="1.41667in" svg:y="1.07407in" svg:width="10.5in" svg:height="1.42593in" presentation:class="title" presentation:placeholder="false">
        <draw:text-box>
          <text:p text:style-name="a516" text:class-names="" text:cond-style-name=""><text:span text:style-name="a514" text:class-names="">Click to edit Master title style</text:span><text:span text:style-name="a515" text:class-names=""/></text:p>
        </draw:text-box>
        <svg:title/>
        <svg:desc/>
      </draw:frame>
      <draw:frame draw:id="id121" presentation:style-name="a534" draw:name="Vertical Text Placeholder 2" svg:x="1.41667in" svg:y="2.79629in" svg:width="10.5in" svg:height="3.62963in" presentation:class="outline" presentation:placeholder="false">
        <draw:text-box>
          <text:list text:style-name="a520">
            <text:list-item>
              <text:p text:style-name="a519" text:class-names="" text:cond-style-name=""><text:span text:style-name="a518" text:class-names="">Click to edit Master text styles</text:span></text:p>
            </text:list-item>
          </text:list>
          <text:list text:style-name="a523">
            <text:list-item>
              <text:list text:style-name="a523">
                <text:list-item>
                  <text:p text:style-name="a522" text:class-names="" text:cond-style-name=""><text:span text:style-name="a521" text:class-names="">Second level</text:span></text:p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p text:style-name="a525" text:class-names="" text:cond-style-name=""><text:span text:style-name="a524" text:class-names="">Third level</text:span></text:p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p text:style-name="a528" text:class-names="" text:cond-style-name=""><text:span text:style-name="a5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list text:style-name="a533">
                        <text:list-item>
                          <text:list text:style-name="a533">
                            <text:list-item>
                              <text:p text:style-name="a532" text:class-names="" text:cond-style-name=""><text:span text:style-name="a530" text:class-names="">Fifth level</text:span><text:span text:style-name="a5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539" draw:name="Date Placeholder 3" svg:x="9.48983in" svg:y="6.52778in" svg:width="1.75in" svg:height="0.30556in" presentation:class="date-time" presentation:placeholder="false">
        <draw:text-box>
          <text:p text:style-name="a538" text:class-names="" text:cond-style-name=""><text:span text:style-name="a535" text:class-names=""><text:date text:fixed="false" style:data-style-name="a536"/></text:span><text:span text:style-name="a537" text:class-names=""/></text:p>
        </draw:text-box>
        <svg:title/>
        <svg:desc/>
      </draw:frame>
      <draw:frame draw:id="id123" presentation:style-name="a542" draw:name="Footer Placeholder 4" svg:x="1.41667in" svg:y="6.52778in" svg:width="7.98983in" svg:height="0.30556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124" presentation:style-name="a546" draw:name="Slide Number Placeholder 5" svg:x="11.32316in" svg:y="6.52778in" svg:width="0.5935in" svg:height="0.30556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draw:connector draw:type="line" svg:x1="1.52687in" svg:y1="2.64815in" svg:x2="11.81482in" svg:y2="2.64815in" draw:id="id125" draw:style-name="a547" draw:name="Straight Connector 13">
        <svg:title/>
        <svg:desc/>
      </draw:connector>
    </style:master-page>
    <style:master-page style:name="Master1-Layout17-vertTitleAndTx-Vertical-Title-and-Text" style:page-layout-name="pageLayout1" draw:style-name="a549">
      <draw:frame draw:id="id126" draw:layer="Master1-bg" draw:style-name="a550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HD-PanelContent-GrommetsCombined.png</svg:desc>
      </draw:frame>
      <draw:frame draw:id="id127" presentation:style-name="a554" draw:name="Vertical Title 1" svg:x="9.84182in" svg:y="1.07407in" svg:width="2.06791in" svg:height="5.35185in" presentation:class="title" presentation:placeholder="false">
        <draw:text-box>
          <text:p text:style-name="a553" text:class-names="" text:cond-style-name=""><text:span text:style-name="a551" text:class-names="">Click to edit Master title style</text:span><text:span text:style-name="a552" text:class-names=""/></text:p>
        </draw:text-box>
        <svg:title/>
        <svg:desc/>
      </draw:frame>
      <draw:frame draw:id="id128" presentation:style-name="a571" draw:name="Vertical Text Placeholder 2" svg:x="1.41666in" svg:y="1.07407in" svg:width="8.12885in" svg:height="5.35185in" presentation:class="outline" presentation:placeholder="false">
        <draw:text-box>
          <text:list text:style-name="a557">
            <text:list-item>
              <text:p text:style-name="a556" text:class-names="" text:cond-style-name=""><text:span text:style-name="a555" text:class-names="">Click to edit Master text styles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Second level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Third level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list text:style-name="a570">
                            <text:list-item>
                              <text:p text:style-name="a569" text:class-names="" text:cond-style-name=""><text:span text:style-name="a567" text:class-names="">Fifth level</text:span><text:span text:style-name="a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576" draw:name="Date Placeholder 3" svg:x="9.48983in" svg:y="6.52778in" svg:width="1.75in" svg:height="0.30556in" presentation:class="date-time" presentation:placeholder="false">
        <draw:text-box>
          <text:p text:style-name="a575" text:class-names="" text:cond-style-name=""><text:span text:style-name="a572" text:class-names=""><text:date text:fixed="false" style:data-style-name="a573"/></text:span><text:span text:style-name="a574" text:class-names=""/></text:p>
        </draw:text-box>
        <svg:title/>
        <svg:desc/>
      </draw:frame>
      <draw:frame draw:id="id130" presentation:style-name="a579" draw:name="Footer Placeholder 4" svg:x="1.41667in" svg:y="6.52778in" svg:width="7.98983in" svg:height="0.30556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131" presentation:style-name="a583" draw:name="Slide Number Placeholder 5" svg:x="11.32316in" svg:y="6.52778in" svg:width="0.5935in" svg:height="0.30556in" presentation:class="page-number" presentation:placeholder="false">
        <draw:text-box>
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</draw:text-box>
        <svg:title/>
        <svg:desc/>
      </draw:frame>
      <draw:connector draw:type="line" svg:x1="9.69367in" svg:y1="1.08333in" svg:x2="9.69367in" svg:y2="6.41667in" draw:id="id132" draw:style-name="a584" draw:name="Straight Connector 13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rchitecture design</dc:title>
    <meta:initial-creator>user</meta:initial-creator>
    <dc:creator>user</dc:creator>
    <meta:creation-date>2015-10-29T07:36:19Z</meta:creation-date>
    <dc:date>2015-10-29T08:18:15Z</dc:date>
    <meta:template xlink:href="Organic" xlink:type="simple"/>
    <meta:editing-cycles>5</meta:editing-cycles>
    <meta:editing-duration>PT2516S</meta:editing-duration>
    <meta:document-statistic meta:paragraph-count="22" meta:word-count="90"/>
  </office:meta>
</office:document-meta>
</file>